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9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3P0"/>
    </number:currency-style>
    <number:number-style style:name="N1015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2P0"/>
    </number:number-style>
    <number:currency-style style:name="N1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</number:dat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number-style style:name="N1012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3T14:06:37.553192999</dc:date>
    <meta:editing-duration>PT9H20M19S</meta:editing-duration>
    <meta:editing-cycles>109</meta:editing-cycles>
    <dc:creator>Mateu</dc:creator>
    <meta:document-statistic meta:table-count="2" meta:cell-count="1161" meta:object-count="0"/>
  </office:meta>
</office:document-meta>
</file>